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B Mitra" svg:font-family="'B Mitr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 style:writing-mode="rl-tb"/>
      <style:text-properties style:font-name="B Mitra" fo:font-size="14pt" officeooo:rsid="0013ef27" officeooo:paragraph-rsid="0013ef27" style:font-size-asian="14pt" style:font-name-complex="B Mitra" style:font-size-complex="14pt"/>
    </style:style>
    <style:style style:name="P2" style:family="paragraph" style:parent-style-name="Standard">
      <style:paragraph-properties fo:line-height="150%" fo:text-align="end" style:justify-single-word="false" style:writing-mode="rl-tb"/>
      <style:text-properties style:font-name="B Mitra" fo:font-size="14pt" officeooo:rsid="0013ef27" officeooo:paragraph-rsid="0016645e" style:font-size-asian="14pt" style:font-name-complex="B Mitra" style:font-size-complex="14pt"/>
    </style:style>
    <style:style style:name="P3" style:family="paragraph" style:parent-style-name="Standard">
      <style:paragraph-properties fo:line-height="150%" fo:text-align="end" style:justify-single-word="false" style:writing-mode="rl-tb"/>
      <style:text-properties style:font-name="B Mitra" fo:font-size="14pt" officeooo:rsid="00156ae5" officeooo:paragraph-rsid="00156ae5" style:font-size-asian="14pt" style:font-name-complex="B Mitra" style:font-size-complex="14pt"/>
    </style:style>
    <style:style style:name="P4" style:family="paragraph" style:parent-style-name="Standard" style:list-style-name="L1">
      <style:paragraph-properties fo:line-height="150%" fo:text-align="end" style:justify-single-word="false" style:writing-mode="rl-tb"/>
      <style:text-properties style:font-name="B Mitra" fo:font-size="14pt" officeooo:rsid="00156ae5" officeooo:paragraph-rsid="00156ae5" style:font-size-asian="14pt" style:font-name-complex="B Mitra" style:font-size-complex="14pt"/>
    </style:style>
    <style:style style:name="P5" style:family="paragraph" style:parent-style-name="Standard" style:list-style-name="L1">
      <style:paragraph-properties fo:line-height="150%" fo:text-align="end" style:justify-single-word="false" style:writing-mode="rl-tb"/>
      <style:text-properties style:font-name="B Mitra" fo:font-size="14pt" officeooo:paragraph-rsid="00156ae5" style:font-size-asian="14pt" style:font-name-complex="B Mitra" style:font-size-complex="14pt"/>
    </style:style>
    <style:style style:name="P6" style:family="paragraph" style:parent-style-name="Standard">
      <style:paragraph-properties fo:line-height="150%" fo:text-align="end" style:justify-single-word="false" style:writing-mode="rl-tb"/>
      <style:text-properties style:font-name="B Mitra" fo:font-size="14pt" fo:font-weight="bold" officeooo:rsid="0013ef27" officeooo:paragraph-rsid="0013ef27" style:font-size-asian="14pt" style:font-weight-asian="bold" style:font-name-complex="B Mitra" style:font-size-complex="14pt" style:font-weight-complex="bold"/>
    </style:style>
    <style:style style:name="P7" style:family="paragraph" style:parent-style-name="Standard">
      <style:paragraph-properties fo:line-height="150%" fo:text-align="end" style:justify-single-word="false" style:writing-mode="rl-tb"/>
      <style:text-properties style:font-name="B Mitra" fo:font-size="14pt" fo:font-weight="bold" officeooo:rsid="00156ae5" officeooo:paragraph-rsid="00156ae5" style:font-size-asian="14pt" style:font-weight-asian="bold" style:font-name-complex="B Mitra" style:font-size-complex="14pt" style:font-weight-complex="bold"/>
    </style:style>
    <style:style style:name="P8" style:family="paragraph" style:parent-style-name="Standard">
      <style:paragraph-properties fo:line-height="150%" fo:text-align="end" style:justify-single-word="false" style:writing-mode="rl-tb"/>
      <style:text-properties style:font-name="B Mitra" fo:font-size="22pt" fo:font-weight="bold" officeooo:rsid="0013ef27" officeooo:paragraph-rsid="0013ef27" style:font-size-asian="22pt" style:font-weight-asian="bold" style:font-name-complex="B Mitra" style:font-size-complex="22pt" style:font-weight-complex="bold"/>
    </style:style>
    <style:style style:name="P9" style:family="paragraph" style:parent-style-name="Standard">
      <style:paragraph-properties fo:line-height="150%" fo:text-align="end" style:justify-single-word="false" style:writing-mode="rl-tb"/>
      <style:text-properties style:font-name="B Mitra" fo:font-size="22pt" fo:font-weight="normal" officeooo:rsid="0013ef27" officeooo:paragraph-rsid="0013ef27" style:font-size-asian="22pt" style:font-weight-asian="normal" style:font-name-complex="B Mitra" style:font-size-complex="22pt" style:font-weight-complex="normal"/>
    </style:style>
    <style:style style:name="P10" style:family="paragraph" style:parent-style-name="Standard">
      <style:paragraph-properties fo:line-height="150%" fo:text-align="end" style:justify-single-word="false" style:writing-mode="rl-tb"/>
      <style:text-properties style:font-name="B Mitra" fo:font-size="48pt" fo:font-weight="normal" officeooo:rsid="0013ef27" officeooo:paragraph-rsid="0013ef27" style:font-size-asian="48pt" style:font-weight-asian="normal" style:font-name-complex="B Mitra" style:font-size-complex="48pt" style:font-weight-complex="normal"/>
    </style:style>
    <style:style style:name="T1" style:family="text">
      <style:text-properties officeooo:rsid="00156ae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6645e"/>
    </style:style>
    <style:style style:name="T5" style:family="text">
      <style:text-properties officeooo:rsid="0016eea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فصل ۱</text:p>
      <text:p text:style-name="P1"/>
      <text:p text:style-name="P10">شروع کار با ارلنگ</text:p>
      <text:p text:style-name="P1"/>
      <text:p text:style-name="P9">۱.۱ مقدمه</text:p>
      <text:p text:style-name="P1"/>
      <text:p text:style-name="P6">۱.۱.۱ مقدمه</text:p>
      <text:p text:style-name="P2">این یک شروع کار کوچک برای یادگیری زبان برنامه نویسی ارلنگ می‌باشد.همه چیز اینجا واقعیست اما فقط بخشی <text:span text:style-name="T4">ا</text:span>ز واقعی<text:span text:style-name="T4">ت.</text:span></text:p>
      <text:p text:style-name="P2">من به شما ساده‌ترین شکل دستورات را خواهم گفت اما نه همه‌ی آنها را.من<text:span text:style-name="T1"> سعی میکنم تا حد ممکن این کتاب راهنما را ساده و آسان بنویسم تا جایی که بشود تمام اطلاعاتی که در مرجع اصلی ارلنگ هست را اینجا یافت.</text:span></text:p>
      <text:p text:style-name="P3">همچنین من فرض میکنم که این اولین باری نیست که شما با کامپیوتر ارتباط دارید و حداقل اطلاعات <text:span text:style-name="T5">را</text:span> در مورد نحوه برنامه‌ریزی شدنش دارید.البته نگران نباشید من نمی<text:span text:style-name="T5">‌</text:span>خواهم شما یک برنامه‌نویس حرفه‌ای باشید.فقط در حد پایه کافیست.</text:p>
      <text:p text:style-name="P3"/>
      <text:p text:style-name="P7"/>
      <text:p text:style-name="P3"><text:span text:style-name="T3">۱.۱.۲ مطالب حذف شده</text:span></text:p>
      <text:p text:style-name="P3">مطالبی که حذف شده‌اند به شرح <text:s/>زیر است:</text:p>
      <text:list xml:id="list8159210434515800387" text:style-name="L1">
        <text:list-item>
          <text:p text:style-name="P4">منابع</text:p>
        </text:list-item>
        <text:list-item>
          <text:p text:style-name="P5"><text:span text:style-name="T1"><text:s/>‌پیوند به بیرون</text:span></text:p>
        </text:list-item>
        <text:list-item>
          <text:p text:style-name="P4">رفع خطای محلی</text:p>
        </text:list-item>
        <text:list-item>
          <text:p text:style-name="P4">پیوندهای تک مسیر</text:p>
        </text:list-item>
        <text:list-item>
          <text:p text:style-name="P4">داده‌های دودویی</text:p>
        </text:list-item>
        <text:list-item>
          <text:p text:style-name="P4">لیست جامع</text:p>
        </text:list-item>
        <text:list-item>
          <text:p text:style-name="P4">نحوه ارتباط با بیرون و یا برنامه نویسی در زبان‌های دیگر (پورت) یک راهنمای جدا برای این امر وجود دارد.راهنمایی کوتاه در مورد کتابخانه‌های ارلنگ که با آنها کار خواهیم کرد برای مثال <text:s/>: <text:span text:style-name="T2">فایل هندلینگ</text:span></text:p>
        </text:list-item>
        <text:list-item>
          <text:p text:style-name="P4">OTP</text:p>
        </text:list-item>
        <text:list-item>
          <text:p text:style-name="P4">جدول اصطلاحات ارلنگ</text:p>
        </text:list-item>
        <text:list-item>
          <text:p text:style-name="P4">تغییر کد در برنامه در حال اجرا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B Mitra" svg:font-family="'B Mitr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volt </meta:initial-creator>
    <meta:creation-date>2014-01-16T09:31:15.501529993</meta:creation-date>
    <dc:date>2014-01-16T10:23:50.550077708</dc:date>
    <dc:creator>revolt </dc:creator>
    <meta:editing-duration>PT22M11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19" meta:word-count="194" meta:character-count="944" meta:non-whitespace-character-count="777"/>
  </office:meta>
</office:document-meta>
</file>